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879" officeooo:paragraph-rsid="0019c879"/>
    </style:style>
    <style:style style:name="P2" style:family="paragraph" style:parent-style-name="Standard">
      <style:text-properties officeooo:rsid="0019c879" officeooo:paragraph-rsid="0019c879"/>
    </style:style>
    <style:style style:name="T1" style:family="text">
      <style:text-properties officeooo:rsid="001ac9ed"/>
    </style:style>
    <style:style style:name="T2" style:family="text">
      <style:text-properties officeooo:rsid="001c68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1">organizacja to grupa społeczna która jest świadoma zasad, reguł, misji I celów. </text:span></text:p>
      <text:p text:style-name="P1">-<text:span text:style-name="T2">Przepływ informacji w typowej organizacji jest pionowy, a nie poziom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09-24T08:29:02.506976419</dc:date>
    <meta:editing-duration>PT14H48M22S</meta:editing-duration>
    <meta:editing-cycles>3</meta:editing-cycles>
    <meta:document-statistic meta:table-count="0" meta:image-count="0" meta:object-count="0" meta:page-count="1" meta:paragraph-count="2" meta:word-count="22" meta:character-count="152" meta:non-whitespace-character-count="131"/>
  </office:meta>
</office:document-meta>
</file>